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justify" fo:margin-bottom="0in" fo:line-height="150%" fo:text-indent="0.4923in"/>
    </style:style>
    <style:style style:name="T2" style:parent-style-name="DefaultParagraphFont" style:family="text">
      <style:text-properties style:font-name="Times New Roman" style:font-name-asian="Times New Roman" style:font-name-complex="Times New Roman" style:font-weight-complex="bold" fo:font-size="14pt" style:font-size-asian="14pt" style:font-size-complex="10.5pt" style:language-asian="ru" style:country-asian="RU"/>
    </style:style>
    <style:style style:name="T3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0.5pt" style:language-asian="ru" style:country-asian="RU"/>
    </style:style>
    <style:style style:name="P4" style:parent-style-name="Normal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0.5pt" style:language-asian="ru" style:country-asian="RU"/>
    </style:style>
    <style:style style:name="P5" style:parent-style-name="Normal" style:family="paragraph">
      <style:paragraph-properties fo:text-align="justify" fo:margin-bottom="0in" fo:line-height="150%" fo:margin-left="0in" fo:text-indent="0.4923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font-size="14pt" style:font-size-asian="14pt" style:font-size-complex="10.5pt" style:language-asian="ru" style:country-asian="RU"/>
    </style:style>
    <style:style style:name="P6" style:parent-style-name="Normal" style:family="paragraph">
      <style:paragraph-properties fo:text-align="justify" fo:margin-bottom="0in" fo:line-height="150%" fo:margin-left="0in" fo:text-indent="0.4923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font-size="14pt" style:font-size-asian="14pt" style:font-size-complex="10.5pt" style:language-asian="ru" style:country-asian="RU"/>
    </style:style>
    <style:style style:name="P7" style:parent-style-name="Normal" style:family="paragraph">
      <style:paragraph-properties fo:text-align="justify" fo:margin-bottom="0in" fo:line-height="150%" fo:margin-left="0in" fo:text-indent="0.4923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font-size="14pt" style:font-size-asian="14pt" style:font-size-complex="10.5pt" style:language-asian="ru" style:country-asian="RU"/>
    </style:style>
    <style:style style:name="P8" style:parent-style-name="Normal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0.5pt" style:language-asian="ru" style:country-asian="RU"/>
    </style:style>
    <style:style style:name="P9" style:parent-style-name="Normal" style:family="paragraph">
      <style:paragraph-properties fo:text-align="justify" fo:margin-bottom="0in" fo:line-height="150%" fo:margin-left="0in" fo:text-indent="0.4923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font-size="14pt" style:font-size-asian="14pt" style:font-size-complex="10.5pt" style:language-asian="ru" style:country-asian="RU"/>
    </style:style>
    <style:style style:name="P10" style:parent-style-name="Normal" style:family="paragraph">
      <style:paragraph-properties fo:text-align="justify" fo:margin-bottom="0.2604in" fo:line-height="150%" fo:text-indent="0.4923in"/>
      <style:text-properties style:font-name="Times New Roman" style:font-name-asian="Times New Roman" style:font-name-complex="Times New Roman" fo:font-size="14pt" style:font-size-asian="14pt" style:font-size-complex="10.5pt" style:language-asian="ru" style:country-asian="RU"/>
    </style:style>
    <style:style style:name="P11" style:parent-style-name="Normal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0.5pt" style:language-asian="ru" style:country-asian="RU"/>
    </style:style>
    <style:style style:name="P12" style:parent-style-name="Normal" style:family="paragraph">
      <style:paragraph-properties fo:text-align="justify" fo:margin-bottom="0in" fo:line-height="150%" fo:margin-left="0in" fo:text-indent="0.4923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font-size="14pt" style:font-size-asian="14pt" style:font-size-complex="10.5pt" style:language-asian="ru" style:country-asian="RU"/>
    </style:style>
    <style:style style:name="P13" style:parent-style-name="Normal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0.5pt" style:language-asian="ru" style:country-asian="RU"/>
    </style:style>
    <style:style style:name="P14" style:parent-style-name="Normal" style:family="paragraph">
      <style:paragraph-properties fo:text-align="justify" fo:margin-bottom="0in" fo:line-height="150%" fo:margin-left="0in" fo:text-indent="0.4923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font-size="14pt" style:font-size-asian="14pt" style:font-size-complex="10.5pt" style:language-asian="ru" style:country-asian="RU"/>
    </style:style>
    <style:style style:name="P15" style:parent-style-name="Normal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0.5pt" style:language-asian="ru" style:country-asian="RU"/>
    </style:style>
    <style:style style:name="P16" style:parent-style-name="Normal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0.5pt" style:language-asian="ru" style:country-asian="RU"/>
    </style:style>
    <style:style style:name="P17" style:parent-style-name="Normal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0.5pt" style:language-asian="ru" style:country-asian="RU"/>
    </style:style>
    <style:style style:name="P18" style:parent-style-name="Normal" style:family="paragraph">
      <style:paragraph-properties fo:text-align="justify" fo:margin-bottom="0in" fo:line-height="150%" fo:margin-left="0in" fo:text-indent="0.4923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font-size="14pt" style:font-size-asian="14pt" style:font-size-complex="10.5pt" style:language-asian="ru" style:country-asian="RU"/>
    </style:style>
    <style:style style:name="P19" style:parent-style-name="Normal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0.5pt" style:language-asian="ru" style:country-asian="RU"/>
    </style:style>
    <style:style style:name="P20" style:parent-style-name="Normal" style:family="paragraph">
      <style:paragraph-properties fo:text-align="justify" fo:margin-bottom="0in" fo:line-height="150%" fo:margin-left="0in" fo:text-indent="0.4923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font-size="14pt" style:font-size-asian="14pt" style:font-size-complex="10.5pt" style:language-asian="ru" style:country-asian="RU"/>
    </style:style>
    <style:style style:name="P21" style:parent-style-name="Normal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0.5pt" style:language-asian="ru" style:country-asian="RU"/>
    </style:style>
    <style:style style:name="P22" style:parent-style-name="Normal" style:family="paragraph">
      <style:paragraph-properties fo:text-align="justify" fo:margin-bottom="0in" fo:line-height="150%" fo:margin-left="0in" fo:text-indent="0.4923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font-size="14pt" style:font-size-asian="14pt" style:font-size-complex="10.5pt" style:language-asian="ru" style:country-asian="RU"/>
    </style:style>
    <style:style style:name="P23" style:parent-style-name="Normal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0.5pt" style:language-asian="ru" style:country-asian="RU"/>
    </style:style>
    <style:style style:name="P24" style:parent-style-name="Normal" style:family="paragraph">
      <style:paragraph-properties fo:text-align="justify" fo:margin-bottom="0in" fo:line-height="150%" fo:margin-left="0in" fo:text-indent="0.4923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font-size="14pt" style:font-size-asian="14pt" style:font-size-complex="10.5pt" style:language-asian="ru" style:country-asian="RU"/>
    </style:style>
    <style:style style:name="P25" style:parent-style-name="Normal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0.5pt" style:language-asian="ru" style:country-asian="RU"/>
    </style:style>
    <style:style style:name="P26" style:parent-style-name="Normal" style:family="paragraph">
      <style:paragraph-properties fo:text-align="justify" fo:margin-bottom="0in" fo:line-height="150%" fo:margin-left="0in" fo:text-indent="0.4923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font-size="14pt" style:font-size-asian="14pt" style:font-size-complex="10.5pt" style:language-asian="ru" style:country-asian="RU"/>
    </style:style>
    <style:style style:name="P27" style:parent-style-name="Normal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0.5pt" style:language-asian="ru" style:country-asian="RU"/>
    </style:style>
    <style:style style:name="P28" style:parent-style-name="Normal" style:family="paragraph">
      <style:paragraph-properties fo:text-align="justify" fo:margin-bottom="0in" fo:line-height="150%" fo:margin-left="0in" fo:text-indent="0.4923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font-size="14pt" style:font-size-asian="14pt" style:font-size-complex="10.5pt" style:language-asian="ru" style:country-asian="RU"/>
    </style:style>
    <style:style style:name="P29" style:parent-style-name="Normal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0.5pt" style:language-asian="ru" style:country-asian="RU"/>
    </style:style>
    <style:style style:name="P30" style:parent-style-name="Normal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0.5pt" style:language-asian="ru" style:country-asian="RU"/>
    </style:style>
    <style:style style:name="P31" style:parent-style-name="Normal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0.5pt" style:language-asian="ru" style:country-asian="RU"/>
    </style:style>
    <style:style style:name="P32" style:parent-style-name="Normal" style:family="paragraph">
      <style:paragraph-properties fo:text-align="justify" fo:margin-bottom="0.2604in" fo:line-height="150%" fo:text-indent="0.4923in"/>
      <style:text-properties style:font-name="Times New Roman" style:font-name-asian="Times New Roman" style:font-name-complex="Times New Roman" fo:font-size="14pt" style:font-size-asian="14pt" style:font-size-complex="10.5pt" style:language-asian="ru" style:country-asian="RU"/>
    </style:style>
  </office:automatic-styles>
  <office:body>
    <office:text text:use-soft-page-breaks="true">
      <text:p text:style-name="P1"><text:a xlink:href="https://pmu.dcli.ru/analyzes/" office:target-frame-name="_top" xlink:show="replace"><text:span text:style-name="T2">Биохимический анализ крови</text:span></text:a><text:span text:style-name="T3"> направлен на оценку метаболических процессов в организме и рекомендован каждому человеку. Биохимические показатели характеризуют уровень обмена веществ и функциональную активность систем органов.</text:span></text:p>
      <text:p text:style-name="P4">Чаще всего анализ на биохимию сдается вместе с общим анализом крови. Основными требованиями перед его сдачей являются, как и перед сдачей гормональных исследований:</text:p>
      <text:list text:style-name="LFO5" text:continue-numbering="true">
        <text:list-item>
          <text:p text:style-name="P5">Отказ от приема пищи в течение 8-12 часов до исследования;</text:p>
        </text:list-item>
        <text:list-item>
          <text:p text:style-name="P6">Отказ от курения минимум за 2 часа;</text:p>
        </text:list-item>
        <text:list-item>
          <text:p text:style-name="P7">Отсутствие физических и психоэмоциональных нагрузок в ближайшие сутки;</text:p>
        </text:list-item>
      </text:list>
      <text:p text:style-name="P8">Основные показатели и расшифровка биохимического исследования:</text:p>
      <text:list text:style-name="LFO6" text:continue-numbering="true">
        <text:list-item>
          <text:p text:style-name="P9">Белки: общий и отдельные фракции (альбумин)</text:p>
        </text:list-item>
      </text:list>
      <text:soft-page-break/>
      <text:p text:style-name="P10">Общий белок – совокупность альбуминов и глобулинов, содержащихся в плазме крови. Белок участвует в поддержании онкотического давления, а также обеспечивает транспорт органических и неорганических веществ. Нормальным считается содержание общего белка в плазме крови взрослого человека, находящееся в диапазоне от 60 до 85 г/л. Белок синтезируется в клетках печени и состоит из аминокислот (АК), которые поступают в организм с белковой пищей. Изменение количества общего белка может наблюдаться по разным причинам. Так, повышенное его содержание в плазме может быть связано с развитием инфекционно-воспалительного процесса, аутоиммунным заболеванием, с появлением злокачественных новообразований, а также с повышенными физическими нагрузками или обезвоживанием организма. Отклонение количества белка в сторону уменьшения может указывать на цирроз или другие проблемы с печенью, недостаточное поступление белка с пищей, нарушение всасывания белков из-<text:soft-page-break/>за проблем с желудочно-кишечным трактом, с повышенной потерей белков из-за болезней почек.</text:p>
      <text:p text:style-name="P11">Альбумин является основным белком плазмы (более 50% от всех белков), поэтому отклонение его содержания от нормы и нарушение соотношения с другими белками позволяет предполагать ту или иную патологию. Повышение уровня альбумина не является диагностически важным, за исключением пациентов с признаками дегидратации. Гипоальбуминемия же может наблюдаться по тем же причинам, что и снижение общего количества белка, а также физиологически при беременности и лактации и у детей младшего возраста.</text:p>
      <text:list text:style-name="LFO7" text:continue-numbering="true">
        <text:list-item>
          <text:p text:style-name="P12">Глюкоза</text:p>
        </text:list-item>
      </text:list>
      <text:p text:style-name="P13">Глюкоза является показателем, оценивающим углеводный обмен. Оптимальный уровень глюкозы натощак при нормальной работе поджелудочной железы и отсутствии инсулинорезистентности 3,5-6,0 ммоль/л. Повышение уровня глюкозы наблюдается достаточно часто и может быть расценено как предиабет или сахарный диабет в зависимости от величины показателя. Гипогликемия (снижение уровня глюкозы в крови) наблюдается значительно реже и может развиться вследствие голодания, либо у пациентов, принимающих инсулин при превышении необходимой дозировки.</text:p>
      <text:list text:style-name="LFO8" text:continue-numbering="true">
        <text:list-item>
          <text:p text:style-name="P14">Холестерин, липопротеины низкой и очень низкой плотности (ЛПНП, ЛПОНП) и липопротеины высокой плотности (ЛПВП)</text:p>
        </text:list-item>
      </text:list>
      <text:p text:style-name="P15">Холестерин – вещество липидной природы, участвующее в образовании клеточных мембран и служащее субстратом для образования стероидных (половых, глюкокортикоидов и минералокортикоидов) гормонов. Кроме того, из холестерина под действием УФ-излучения происходит образование витамина Д в клетках кожи. Холестерин является нерастворимым веществом, поэтому для циркуляции в организме человека образует комплексы с белками-переносчиками с образованием липопротеидов различной плотности. ЛПНП и ЛПВП отличаются друг от друга по степени сродства белка с холестерином и как следствие по растворимости соединения. Чем выше растворимость, тем лучше, так как избыток холестерина удаляется из организма и образование атеросклеротических бляшек предотвращается.</text:p>
      <text:p text:style-name="P16">Поэтому повышение ЛПНП и ЛПОНП относительно ЛПВП является плохим прогностическим признаком в отношении развития атеросклероза и наоборот.</text:p>
      <text:p text:style-name="P17">Повышение уровня общего холестерина может быть связано с потреблением большого количества животного жира, курением, недостаточной физической активностью, приемом гормональных препаратов.</text:p>
      <text:list text:style-name="LFO9" text:continue-numbering="true">
        <text:list-item>
          <text:p text:style-name="P18">Билирубин: общий и прямой</text:p>
        </text:list-item>
      </text:list>
      <text:p text:style-name="P19">Билирубин – продукт распада эритроцитов. Непосредственно после разрушения эритроцита оранжево-желтое вещество называется непрямым билирубином, который затем связывает с глюкуроновой кислотой и становится прямым (связанным). Обе фракции постоянно присутствуют в организме в определенном количестве. Рост общего билирубина может происходить за счет повышения любой из фракций, либо сразу обеих. Причинами повышения уровня прямого билирубина являются гепатиты и другие заболевания печени, нарушения оттока желчи при опухолях и желчекаменной болезни. Изолированное повышение непрямого билирубина вызвано повышенным гемолизом эритроцитов вследствие различных проблем – опухоли, инфекционные процессы и др. При серьезном повышении уровня билирубина изменяется окраска кожи и слизистых, может меняться цвет мочи и кала.</text:p>
      <text:list text:style-name="LFO10" text:continue-numbering="true">
        <text:list-item>
          <text:p text:style-name="P20">Аланинаминотрансфераза (АЛТ), аспартатаминотрансфераза (АСТ)</text:p>
        </text:list-item>
      </text:list>
      <text:p text:style-name="P21">АСТ и АЛТ являются маркерами нарушения работы печени. Помимо прочего, АСТ содержится не только в печени, но и в клетках сердечной мышцы и скелетной мускулатуры и его повышение в большей степени будет характеризовать именно проблемы с сердцем. При повреждении клеток печени происходит высвобождение данных ферментов в кровь, что и позволяет предположить заболевания, связанные с разрушением гепатоцитов (гепатиты, цирроз).</text:p>
      <text:list text:style-name="LFO11" text:continue-numbering="true">
        <text:list-item>
          <text:p text:style-name="P22">ГГТ (гамма-глутамилтрансфераза) и щелочная фосфатаза (OA)</text:p>
        </text:list-item>
      </text:list>
      <text:p text:style-name="P23">ГГТ и ЩФ также являются ферментами клеток печени. Их повышение указывает на проблемы с печенью и желчевыводящими путями. Злоупотребление алкоголем, инфекционные процессы и прием некоторых лекарственных средств – все это может влиять на гепатоциты и отражаться в анализах.</text:p>
      <text:list text:style-name="LFO12" text:continue-numbering="true">
        <text:list-item>
          <text:p text:style-name="P24">Мочевина</text:p>
        </text:list-item>
      </text:list>
      <text:p text:style-name="P25">Мочевина является конечным продуктом распада белка и в норме выводится почками. Повышенное содержание азотистого вещества в плазме характеризует нарушение работы мочевыделительной системы и требует ее дальнейшего обследования. Снижаться уровень мочевины может при сниженном поступлении белка и нарушении функций печени.</text:p>
      <text:list text:style-name="LFO13" text:continue-numbering="true">
        <text:list-item>
          <text:p text:style-name="P26">Креатинин</text:p>
        </text:list-item>
      </text:list>
      <text:p text:style-name="P27">Данное вещество вырабатывается в реакции, происходящей в мышцах, и служит маркером, оценивающим работу почек. По уровню креатинина рассчитывают скорость клубочковой фильтрации (СКФ). Повышение его уровня в плазме свидетельствует о снижении фильтрационной способности почек.</text:p>
      <text:list text:style-name="LFO14" text:continue-numbering="true">
        <text:list-item>
          <text:p text:style-name="P28">Минеральные вещества (электролиты)</text:p>
        </text:list-item>
      </text:list>
      <text:p text:style-name="P29">Минеральные вещества служат для поддержания водно-электролитного баланса и отвечают за работу клеток. Так, изменение уровня калия вызывает нарушения сердечного ритма и неврологические нарушения – судороги, снижение мышечного тонуса.</text:p>
      <text:p text:style-name="P30">Переизбыток натрия приводит к отекам, сухости кожных покровов, спутанности сознания. При гипонатриемии возможны тошнота, рвота, головокружения.</text:p>
      <text:p text:style-name="P31">Высокий уровень хлора является одним из признаков обезвоживания, характерен для метаболического ацидоза, который является следствием СД (происходит накопление лактата и кетоновых тел), почечной недостаточности. Снижение уровня хлоридов - признак алкалоза, возникающего на фоне длительной рвоты, приема диуретиков и снижении уровня калия.</text:p>
      <text:p text:style-name="P32">Фосфор и кальций исследуют для оценки возможного остеопороза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ru" style:country-asian="RU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ru" style:country-asian="RU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xvisr" style:display-name="xvisr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b2eff" style:display-name="b2eff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черепах</meta:initial-creator>
    <dc:creator>word</dc:creator>
    <meta:creation-date>2023-09-27T20:06:00Z</meta:creation-date>
    <dc:date>2023-09-27T20:06:00Z</dc:date>
    <meta:template xlink:href="Normal" xlink:type="simple"/>
    <meta:editing-cycles>2</meta:editing-cycles>
    <meta:editing-duration>PT0S</meta:editing-duration>
    <meta:document-statistic meta:page-count="3" meta:paragraph-count="14" meta:word-count="1050" meta:character-count="7025" meta:row-count="49" meta:non-whitespace-character-count="5989"/>
  </office:meta>
</office:document-meta>
</file>